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-0.0076in" text:min-label-width="0.25in" text:list-level-position-and-space-mode="label-alignment">
          <style:list-level-label-alignment text:label-followed-by="listtab" fo:margin-left="0.24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tyle="italic" style:font-style-asian="italic" style:font-style-complex="italic" style:text-position="super 65.6%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Liberation Serif"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P8" style:parent-style-name="Textbody" style:family="paragraph">
      <style:text-properties fo:language="en" fo:country="US"/>
    </style:style>
    <style:style style:name="P9" style:parent-style-name="Textbody" style:family="paragraph">
      <style:text-properties fo:language="en" fo:country="US"/>
    </style:style>
    <style:style style:name="P10" style:parent-style-name="Textbody" style:family="paragraph">
      <style:text-properties fo:language="en" fo:country="US"/>
    </style:style>
    <style:style style:name="P11" style:parent-style-name="Textbody" style:family="paragraph">
      <style:text-properties fo:language="en" fo:country="US"/>
    </style:style>
    <style:style style:name="P12" style:parent-style-name="Textbody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>
      <style:text-properties fo:language="en" fo:country="US"/>
    </style:style>
    <style:style style:name="P16" style:parent-style-name="Textbody" style:family="paragraph">
      <style:text-properties fo:language="en" fo:country="US"/>
    </style:style>
    <style:style style:name="P17" style:parent-style-name="Textbody" style:family="paragraph">
      <style:text-properties fo:language="en" fo:country="US"/>
    </style:style>
    <style:style style:name="P18" style:parent-style-name="Textbody" style:family="paragraph">
      <style:text-properties fo:language="en" fo:country="US"/>
    </style:style>
    <style:style style:name="P19" style:parent-style-name="Textbody" style:family="paragraph">
      <style:text-properties fo:language="en" fo:country="US"/>
    </style:style>
    <style:style style:name="P20" style:parent-style-name="Textbody" style:family="paragraph">
      <style:text-properties fo:language="en" fo:country="US"/>
    </style:style>
    <style:style style:name="P21" style:parent-style-name="Textbody" style:family="paragraph"/>
    <style:style style:name="T2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March 23</text:span><text:span text:style-name="T3">rd</text:span><text:span text:style-name="T4"><text:s/>meeting</text:span></text:p>
      <text:p text:style-name="P5"/>
      <text:h text:style-name="Heading2" text:outline-level="2"><text:span text:style-name="T6">Mapping </text:span><text:span text:style-name="T7">:</text:span></text:h>
      <text:list text:style-name="LFO1" text:continue-numbering="true">
        <text:list-item>
          <text:p text:style-name="P8">Size of the ROI to the amplitude</text:p>
        </text:list-item>
        <text:list-item>
          <text:p text:style-name="P9">Separation between left and right hemispheres</text:p>
        </text:list-item>
        <text:list-item>
          <text:p text:style-name="P10">investigate sonifying the propagation of activation within clusters</text:p>
        </text:list-item>
      </text:list>
      <text:p text:style-name="P11"/>
      <text:p text:style-name="P12">User<text:s/>interface :</text:p>
      <text:list text:style-name="LFO2" text:continue-numbering="true">
        <text:list-item>
          <text:p text:style-name="P13">graphs :</text:p>
          <text:list text:continue-numbering="true">
            <text:list-item>
              <text:p text:style-name="P14">add/remove graphs</text:p>
            </text:list-item>
            <text:list-item>
              <text:p text:style-name="P15">display the submatrix corresponding to the bounding box</text:p>
            </text:list-item>
          </text:list>
        </text:list-item>
        <text:list-item>
          <text:p text:style-name="P16">show which neuron is being tracked on the overlay</text:p>
        </text:list-item>
        <text:list-item>
          <text:p text:style-name="P17">ability to switch on and off the clusters on the video</text:p>
        </text:list-item>
        <text:list-item>
          <text:p text:style-name="P18">implement whether you can also add/remove the bar for individual notes? Also, to indicate which colored bar is active. For example, with the 5 cluster groups, find a way to indicate that it corresponds to the first 5 bars. Highlight or write in black the alphabet names of the key when it is being used?</text:p>
        </text:list-item>
        <text:list-item>
          <text:p text:style-name="P19">Add back<text:s/>the button for recording the movie with the sound.</text:p>
        </text:list-item>
        <text:list-item>
          <text:p text:style-name="P20">Why do you have two controls to adjust the volume? A bar at the bottom and also the arrowhead at the top?</text:p>
        </text:list-item>
        <text:list-item>
          <text:p text:style-name="P21"><text:span text:style-name="T22">How do you determine 0 in the y axis of the graph? I’m asking because but there are some neurons (probably not in this movie) that have a higher baseline activity that becomes inhibited resulting in a negative valu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Times New Roman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Times New Roman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-0.0076in" text:min-label-width="0.25in" text:list-level-position-and-space-mode="label-alignment">
          <style:list-level-label-alignment text:label-followed-by="listtab" fo:margin-left="0.24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2423in" text:min-label-width="0.25in" text:list-level-position-and-space-mode="label-alignment">
          <style:list-level-label-alignment text:label-followed-by="listtab" fo:margin-left="0.49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3-23T11:28:00Z</meta:creation-date>
    <dc:date>2021-03-23T11:31:00Z</dc:date>
    <meta:template xlink:href="Normal.dotm" xlink:type="simple"/>
    <meta:editing-cycles>7</meta:editing-cycles>
    <meta:editing-duration>PT900S</meta:editing-duration>
    <meta:document-statistic meta:page-count="1" meta:paragraph-count="2" meta:word-count="159" meta:character-count="1068" meta:row-count="7" meta:non-whitespace-character-count="911"/>
  </office:meta>
</office:document-meta>
</file>